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8.788cm" fo:margin-left="0cm"/>
    </style:style>
    <style:style style:name="Column1" style:family="table-column">
      <style:table-column-properties style:column-width="8.75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3" style:family="table-row">
      <style:table-row-properties style:min-row-height="0cm"/>
    </style:style>
    <style:style style:name="Cell3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4" style:family="table-row">
      <style:table-row-properties style:min-row-height="0cm"/>
    </style:style>
    <style:style style:name="Cell4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4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5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6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7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_8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/>
            <text:p text:style-name="P3"><text:span text:style-name="T3_1">Informatiebrief</text:span><text:span text:style-name="T3_2"><text:s/></text:span><text:span text:style-name="T3_3">kerstzingen</text:span><text:span text:style-name="T3_4"><text:s/>2010</text:span></text:p>
          </table:table-cell>
        </table:table-row>
        <table:table-row table:style-name="Row2">
          <table:table-cell table:style-name="Cell2">
            <text:p text:style-name="P4"/>
          </table:table-cell>
        </table:table-row>
        <table:table-row table:style-name="Row3">
          <table:table-cell table:style-name="Cell3">
            <text:p text:style-name="P5"/>
          </table:table-cell>
        </table:table-row>
        <table:table-row table:style-name="Row4">
          <table:table-cell table:style-name="Cell4">
            <text:p text:style-name="P6"/>
            <text:p text:style-name="P7"><text:span text:style-name="T7_1">Leiden</text:span><text:span text:style-name="T7_2">,<text:s/></text:span><text:span text:style-name="T7_3">oktober</text:span><text:span text:style-name="T7_4"><text:s/>2010</text:span></text:p>
          </table:table-cell>
        </table:table-row>
      </table:table>
      <text:p text:style-name="P8"/>
      <text:p text:style-name="P9"/>
      <text:p text:style-name="P10"/>
      <text:p text:style-name="P11"><text:span text:style-name="T11_1">Geachte</text:span><text:span text:style-name="T11_2"><text:s/></text:span><text:span text:style-name="T11_3">heer</text:span><text:span text:style-name="T11_4">,<text:s/></text:span><text:span text:style-name="T11_5">mevrouw</text:span><text:span text:style-name="T11_6">,</text:span></text:p>
      <text:p text:style-name="P12"/>
      <text:p text:style-name="P13"><text:span text:style-name="T13_1">Bent</text:span><text:span text:style-name="T13_2"><text:s/></text:span><text:span text:style-name="T13_3">u</text:span><text:span text:style-name="T13_4"><text:s/></text:span><text:span text:style-name="T13_5">op</text:span><text:span text:style-name="T13_6"><text:s/></text:span><text:span text:style-name="T13_7">zoek</text:span><text:span text:style-name="T13_8"><text:s/></text:span><text:span text:style-name="T13_9">naar</text:span><text:span text:style-name="T13_10"><text:s/></text:span><text:span text:style-name="T13_11">een</text:span><text:span text:style-name="T13_12"><text:s/></text:span><text:span text:style-name="T13_13">kerstkoortje</text:span><text:span text:style-name="T13_14"><text:s/></text:span><text:span text:style-name="T13_15">om</text:span><text:span text:style-name="T13_16"><text:s/></text:span><text:span text:style-name="T13_17">uw</text:span><text:span text:style-name="T13_18"><text:s/></text:span><text:span text:style-name="T13_19">kerstviering</text:span><text:span text:style-name="T13_20">,<text:s/></text:span><text:span text:style-name="T13_21">kerstlunch</text:span><text:span text:style-name="T13_22"><text:s/></text:span><text:span text:style-name="T13_23">of</text:span><text:span text:style-name="T13_24"><text:s/></text:span><text:span text:style-name="T13_25">kerstdiner</text:span><text:span text:style-name="T13_26"><text:s/></text:span><text:span text:style-name="T13_27">op</text:span><text:span text:style-name="T13_28"><text:s/></text:span><text:span text:style-name="T13_29">te</text:span><text:span text:style-name="T13_30"><text:s/></text:span><text:span text:style-name="T13_31">fleuren</text:span><text:span text:style-name="T13_32">?<text:s/></text:span><text:span text:style-name="T13_33">Collegium</text:span><text:span text:style-name="T13_34"><text:s/></text:span><text:span text:style-name="T13_35">Musicum</text:span><text:span text:style-name="T13_36"><text:s/></text:span><text:span text:style-name="T13_37">verzorgt</text:span><text:span text:style-name="T13_38"><text:s/></text:span><text:span text:style-name="T13_39">concertjes</text:span><text:span text:style-name="T13_40"><text:s/></text:span><text:span text:style-name="T13_41">van</text:span><text:span text:style-name="T13_42"><text:s/></text:span><text:span text:style-name="T13_43">een</text:span><text:span text:style-name="T13_44"><text:s/></text:span><text:span text:style-name="T13_45">uur</text:span><text:span text:style-name="T13_46"><text:s/></text:span><text:span text:style-name="T13_47">met</text:span><text:span text:style-name="T13_48"><text:s/></text:span><text:span text:style-name="T13_49">een</text:span><text:span text:style-name="T13_50"><text:s/></text:span><text:span text:style-name="T13_51">uiteenlopend</text:span><text:span text:style-name="T13_52"><text:s/></text:span><text:span text:style-name="T13_53">repertoire</text:span><text:span text:style-name="T13_54">:<text:s/></text:span><text:span text:style-name="T13_55">van</text:span><text:span text:style-name="T13_56"><text:s/></text:span><text:span text:style-name="T13_57">Christmas</text:span><text:span text:style-name="T13_58"><text:s/></text:span><text:span text:style-name="T13_59">Carols</text:span><text:span text:style-name="T13_60">,<text:s/></text:span><text:span text:style-name="T13_61">tot</text:span><text:span text:style-name="T13_62"><text:s/></text:span><text:span text:style-name="T13_63">christelijke</text:span><text:span text:style-name="T13_64"><text:s/></text:span><text:span text:style-name="T13_65">kerstliederen</text:span><text:span text:style-name="T13_66"><text:s/></text:span><text:span text:style-name="T13_67">en</text:span><text:span text:style-name="T13_68"><text:s/></text:span><text:span text:style-name="T13_69">van</text:span><text:span text:style-name="T13_70"><text:s/></text:span><text:span text:style-name="T13_71">hedendaagse</text:span><text:span text:style-name="T13_72"><text:s/></text:span><text:span text:style-name="T13_73">meezingers</text:span><text:span text:style-name="T13_74"><text:s/></text:span><text:span text:style-name="T13_75">tot</text:span><text:span text:style-name="T13_76"><text:s/></text:span><text:span text:style-name="T13_77">middeleeuwse</text:span><text:span text:style-name="T13_78"><text:s/></text:span><text:span text:style-name="T13_79">liederen</text:span><text:span text:style-name="T13_80">.<text:s/></text:span></text:p>
      <text:p text:style-name="P14"/>
      <text:p text:style-name="P15"><text:span text:style-name="T15_1">Ieder</text:span><text:span text:style-name="T15_2"><text:s/></text:span><text:span text:style-name="T15_3">jaar</text:span><text:span text:style-name="T15_4"><text:s/></text:span><text:span text:style-name="T15_5">vormt</text:span><text:span text:style-name="T15_6"><text:s/></text:span><text:span text:style-name="T15_7">studentenmuziekvereniging</text:span><text:span text:style-name="T15_8"><text:s/></text:span><text:span text:style-name="T15_9">Collegium</text:span><text:span text:style-name="T15_10"><text:s/></text:span><text:span text:style-name="T15_11">Musicum</text:span><text:span text:style-name="T15_12"><text:s/></text:span><text:span text:style-name="T15_13">een</text:span><text:span text:style-name="T15_14"><text:s/></text:span><text:span text:style-name="T15_15">kerstkoortje</text:span><text:span text:style-name="T15_16"><text:s/></text:span><text:span text:style-name="T15_17">van</text:span><text:span text:style-name="T15_18"><text:s/></text:span><text:span text:style-name="T15_19">zo</text:span><text:span text:style-name="T15_20">’</text:span><text:span text:style-name="T15_21">n</text:span><text:span text:style-name="T15_22"><text:s/>15<text:s/></text:span><text:span text:style-name="T15_23">studenten</text:span><text:span text:style-name="T15_24">.<text:s/></text:span><text:span text:style-name="T15_25">We</text:span><text:span text:style-name="T15_26"><text:s/></text:span><text:span text:style-name="T15_27">zingen</text:span><text:span text:style-name="T15_28"><text:s/></text:span><text:span text:style-name="T15_29">a</text:span><text:span text:style-name="T15_30"><text:s/></text:span><text:span text:style-name="T15_31">capella</text:span><text:span text:style-name="T15_32"><text:s/></text:span><text:span text:style-name="T15_33">en</text:span><text:span text:style-name="T15_34"><text:s/></text:span><text:span text:style-name="T15_35">enkele</text:span><text:span text:style-name="T15_36"><text:s/></text:span><text:span text:style-name="T15_37">liederen</text:span><text:span text:style-name="T15_38"><text:s/></text:span><text:span text:style-name="T15_39">uit</text:span><text:span text:style-name="T15_40"><text:s/></text:span><text:span text:style-name="T15_41">ons</text:span><text:span text:style-name="T15_42"><text:s/></text:span><text:span text:style-name="T15_43">repertoire</text:span><text:span text:style-name="T15_44"><text:s/></text:span><text:span text:style-name="T15_45">zijn</text:span><text:span text:style-name="T15_46">:</text:span></text:p>
      <text:p text:style-name="P16"><text:span text:style-name="T16_1">-<text:s/></text:span><text:span text:style-name="T16_2">Rudolph</text:span><text:span text:style-name="T16_3"><text:s/></text:span><text:span text:style-name="T16_4">the</text:span><text:span text:style-name="T16_5"><text:s/></text:span><text:span text:style-name="T16_6">red</text:span><text:span text:style-name="T16_7">-</text:span><text:span text:style-name="T16_8">nosed</text:span><text:span text:style-name="T16_9"><text:s/></text:span><text:span text:style-name="T16_10">reindeer</text:span></text:p>
      <text:p text:style-name="P17"><text:span text:style-name="T17_1">-<text:s/></text:span><text:span text:style-name="T17_2">Entre</text:span><text:span text:style-name="T17_3"><text:s/></text:span><text:span text:style-name="T17_4">le</text:span><text:span text:style-name="T17_5"><text:s/></text:span><text:span text:style-name="T17_6">boeuf</text:span><text:span text:style-name="T17_7"><text:s/></text:span><text:span text:style-name="T17_8">et</text:span><text:span text:style-name="T17_9"><text:s/></text:span><text:span text:style-name="T17_10">l</text:span><text:span text:style-name="T17_11">’</text:span><text:span text:style-name="T17_12">âne</text:span><text:span text:style-name="T17_13"><text:s/></text:span><text:span text:style-name="T17_14">gris</text:span></text:p>
      <text:p text:style-name="P18"><text:span text:style-name="T18_1">-<text:s/></text:span><text:span text:style-name="T18_2">Komt</text:span><text:span text:style-name="T18_3"><text:s/></text:span><text:span text:style-name="T18_4">allen</text:span><text:span text:style-name="T18_5"><text:s/></text:span><text:span text:style-name="T18_6">tezamen</text:span><text:span text:style-name="T18_7"><text:line-break/>-<text:s/></text:span><text:span text:style-name="T18_8">Stille</text:span><text:span text:style-name="T18_9"><text:s/></text:span><text:span text:style-name="T18_10">nacht</text:span><text:span text:style-name="T18_11"><text:line-break/>-<text:s/></text:span><text:span text:style-name="T18_12">Ding</text:span><text:span text:style-name="T18_13"><text:s/></text:span><text:span text:style-name="T18_14">dong</text:span><text:span text:style-name="T18_15"><text:s/></text:span><text:span text:style-name="T18_16">merrily</text:span><text:span text:style-name="T18_17"><text:s/></text:span><text:span text:style-name="T18_18">on</text:span><text:span text:style-name="T18_19"><text:s/></text:span><text:span text:style-name="T18_20">high</text:span><text:span text:style-name="T18_21"><text:line-break/>-<text:s/></text:span><text:span text:style-name="T18_22">Jingle</text:span><text:span text:style-name="T18_23"><text:s/></text:span><text:span text:style-name="T18_24">bells</text:span><text:span text:style-name="T18_25"><text:line-break/>-<text:s/></text:span><text:span text:style-name="T18_26">A</text:span><text:span text:style-name="T18_27"><text:s/></text:span><text:span text:style-name="T18_28">merry</text:span><text:span text:style-name="T18_29"><text:s/></text:span><text:span text:style-name="T18_30">Christmas</text:span><text:span text:style-name="T18_31"><text:line-break/>-<text:s/></text:span><text:span text:style-name="T18_32">Winter</text:span><text:span text:style-name="T18_33"><text:s/></text:span><text:span text:style-name="T18_34">wonderland</text:span></text:p>
      <text:p text:style-name="P19"/>
      <text:p text:style-name="P20"><text:span text:style-name="T20_1">Voor</text:span><text:span text:style-name="T20_2"><text:s/></text:span><text:span text:style-name="T20_3">een</text:span><text:span text:style-name="T20_4"><text:s/></text:span><text:span text:style-name="T20_5">optreden</text:span><text:span text:style-name="T20_6"><text:s/></text:span><text:span text:style-name="T20_7">van</text:span><text:span text:style-name="T20_8"><text:s/></text:span><text:span text:style-name="T20_9">een</text:span><text:span text:style-name="T20_10"><text:s/></text:span><text:span text:style-name="T20_11">uur</text:span><text:span text:style-name="T20_12"><text:s/></text:span><text:span text:style-name="T20_13">rekenen</text:span><text:span text:style-name="T20_14"><text:s/></text:span><text:span text:style-name="T20_15">wij</text:span><text:span text:style-name="T20_16"><text:s/>250<text:s/></text:span><text:span text:style-name="T20_17">euro</text:span><text:span text:style-name="T20_18">.<text:s/></text:span></text:p>
      <text:p text:style-name="P21"/>
      <text:p text:style-name="P22"><text:span text:style-name="T22_1">Mail</text:span><text:span text:style-name="T22_2"><text:s/></text:span><text:span text:style-name="T22_3">de</text:span><text:span text:style-name="T22_4"><text:s/></text:span><text:span text:style-name="T22_5">kerstzingcommissie</text:span><text:span text:style-name="T22_6"><text:s/></text:span><text:span text:style-name="T22_7">voor</text:span><text:span text:style-name="T22_8"><text:s/></text:span><text:span text:style-name="T22_9">de</text:span><text:span text:style-name="T22_10"><text:s/></text:span><text:span text:style-name="T22_11">mogelijkheden</text:span><text:span text:style-name="T22_12"><text:s/></text:span><text:span text:style-name="T22_13">en</text:span><text:span text:style-name="T22_14"><text:s/></text:span><text:span text:style-name="T22_15">tarieven</text:span><text:span text:style-name="T22_16">:<text:s/></text:span><text:span text:style-name="T22_17">kerstzingcommissie</text:span><text:span text:style-name="T22_18">@</text:span><text:span text:style-name="T22_19">collegiummusicum</text:span><text:span text:style-name="T22_20">.</text:span><text:span text:style-name="T22_21">nl</text:span><text:span text:style-name="T22_22">.<text:s/></text:span></text:p>
      <text:p text:style-name="P23"/>
      <text:p text:style-name="P24"><text:span text:style-name="T24_1">Met</text:span><text:span text:style-name="T24_2"><text:s/></text:span><text:span text:style-name="T24_3">vriendelijke</text:span><text:span text:style-name="T24_4"><text:s/></text:span><text:span text:style-name="T24_5">groet</text:span><text:span text:style-name="T24_6">,<text:line-break/></text:span><text:span text:style-name="T24_7">Nienke</text:span><text:span text:style-name="T24_8"><text:s/></text:span><text:span text:style-name="T24_9">van</text:span><text:span text:style-name="T24_10"><text:s/></text:span><text:span text:style-name="T24_11">Oeveren</text:span></text:p>
      <text:p text:style-name="P25"><text:span text:style-name="T25_1">Collegium</text:span><text:span text:style-name="T25_2"><text:s/></text:span><text:span text:style-name="T25_3">Musicum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1.249cm" fo:margin-bottom="2cm" fo:margin-left="2.2cm" fo:margin-right="1.75cm"/>
      <style:header-style>
        <style:header-footer-properties fo:min-height="2.252cm" fo:margin-bottom="2.252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7pt" style:font-name-asian="Verdana" style:font-size-asian="7pt" style:font-name-complex="Verdana" style:font-size-complex="7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7pt" style:font-name-asian="Verdana" style:font-size-asian="7pt" style:font-name-complex="Verdana" style:font-size-complex="7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right" fo:break-before="auto" fo:text-indent="0cm" fo:line-height="100%" fo:margin-top="0cm" fo:margin-left="9.991cm" fo:margin-right="0cm">
        <style:tab-stops>
          <style:tab-stop style:type="left" style:leader-style="none" style:position="-6.239cm"/>
          <style:tab-stop style:type="left" style:leader-style="none" style:position="-4.239cm"/>
          <style:tab-stop style:type="left" style:leader-style="none" style:position="-1.739cm"/>
          <style:tab-stop style:type="left" style:leader-style="none" style:position="0.762cm"/>
          <style:tab-stop style:type="left" style:leader-style="none" style:position="3.011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right" fo:break-before="auto" fo:text-indent="0cm" fo:line-height="100%" fo:margin-top="0cm" fo:margin-left="9.991cm" fo:margin-right="0cm">
        <style:tab-stops>
          <style:tab-stop style:type="left" style:leader-style="none" style:position="-6.239cm"/>
          <style:tab-stop style:type="left" style:leader-style="none" style:position="-4.239cm"/>
          <style:tab-stop style:type="left" style:leader-style="none" style:position="-1.739cm"/>
          <style:tab-stop style:type="left" style:leader-style="none" style:position="0.762cm"/>
          <style:tab-stop style:type="left" style:leader-style="none" style:position="3.011cm"/>
        </style:tab-stops>
      </style:paragraph-properties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right" fo:break-before="auto" fo:text-indent="0cm" fo:line-height="100%" fo:margin-top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right" fo:break-before="auto" fo:text-indent="0cm" fo:line-height="100%" fo:margin-top="0cm" fo:margin-bottom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draw:frame svg:width="3.228cm" svg:height="2.116cm" draw:style-name="FR1" text:anchor-type="as-char" draw:z-index="0"><draw:image xlink:href="Pictures/image1.png" xlink:type="simple" xlink:show="embed" xlink:actuate="onLoad"/></draw:frame></text:span></text:p>
        <text:p text:style-name="P2"><text:span text:style-name="T2_1">Leids</text:span><text:span text:style-name="T2_2"><text:s/></text:span><text:span text:style-name="T2_3">Studenten</text:span><text:span text:style-name="T2_4"><text:s/></text:span><text:span text:style-name="T2_5">Koor</text:span><text:span text:style-name="T2_6"><text:s/></text:span><text:span text:style-name="T2_7">en</text:span><text:span text:style-name="T2_8"><text:s/></text:span><text:span text:style-name="T2_9">Orkest</text:span></text:p>
        <text:p text:style-name="P3"/>
        <text:p text:style-name="P4"><text:span text:style-name="T4_1">Collegium</text:span><text:span text:style-name="T4_2"><text:s/></text:span><text:span text:style-name="T4_3">Musicum</text:span></text:p>
        <text:p text:style-name="P5"/>
        <text:p text:style-name="P6"><text:span text:style-name="T6_1">Postbus</text:span><text:span text:style-name="T6_2"><text:s/>454</text:span></text:p>
        <text:p text:style-name="P7"/>
        <text:p text:style-name="P8"><text:span text:style-name="T8_1">2300<text:s/></text:span><text:span text:style-name="T8_2">AL</text:span><text:span text:style-name="T8_3"><text:s/></text:span><text:span text:style-name="T8_4">Leiden</text:span></text:p>
        <text:p text:style-name="P9"/>
        <text:p text:style-name="P10"><text:span text:style-name="T10_1">Tel</text:span><text:span text:style-name="T10_2"> : <text:s/>071-5272612</text:span></text:p>
        <text:p text:style-name="P11"/>
        <text:p text:style-name="P12"><text:span text:style-name="T12_1"><text:tab/><text:tab/><text:tab/><text:tab/><text:tab/><text:s text:c="20"/></text:span><text:span text:style-name="T12_2">Fax</text:span><text:span text:style-name="T12_3"> : <text:s/></text:span><text:span text:style-name="T12_4">071-5272615</text:span></text:p>
        <text:p text:style-name="P13"/>
        <text:p text:style-name="P14"><text:span text:style-name="T14_1">E</text:span><text:span text:style-name="T14_2">-</text:span><text:span text:style-name="T14_3">mail</text:span><text:span text:style-name="T14_4"> :<text:s/></text:span><text:span text:style-name="T14_5">bestuur</text:span><text:span text:style-name="T14_6">@</text:span><text:span text:style-name="T14_7">collegiummusicum</text:span><text:span text:style-name="T14_8">.</text:span><text:span text:style-name="T14_9">nl</text:span></text:p>
        <text:p text:style-name="P15"/>
        <text:p text:style-name="P16"><text:span text:style-name="T16_1"><text:s text:c="40"/></text:span><text:span text:style-name="T16_2">Website</text:span><text:span text:style-name="T16_3">:<text:s/></text:span><text:span text:style-name="T16_4">www</text:span><text:span text:style-name="T16_5">.</text:span><text:span text:style-name="T16_6">collegiummusicum</text:span><text:span text:style-name="T16_7">.</text:span><text:span text:style-name="T16_8">nl</text:span></text:p>
        <text:p text:style-name="P17"/>
        <text:p text:style-name="P18"><text:span text:style-name="T18_1">Postbank</text:span><text:span text:style-name="T18_2"><text:s/>31<text:s/>34<text:s/>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